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P2" style:family="paragraph" style:parent-style-name="List_20_2" style:list-style-name="WWNum2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ambozenijs zonder roeren met Pâte à Bombe en Italiaanse Meringue</text:h>
      <text:p text:style-name="Standard">---</text:p>
      <text:h text:style-name="Heading_20_2" text:outline-level="2">Ingrediënten</text:h>
      <text:list xml:id="list116538909" text:style-name="WWNum1">
        <text:list-item>
          <text:p text:style-name="P1">500 g frambozensap (geconcentreerd, kamertemperatuur)</text:p>
        </text:list-item>
        <text:list-item>
          <text:p text:style-name="P1">Pâte à Bombe</text:p>
        </text:list-item>
      </text:list>
      <text:list xml:id="list3770326822" text:style-name="WWNum2">
        <text:list-item>
          <text:p text:style-name="P2"><text:s text:c="2"/>- 150 g eidooiers (±8 stuks)</text:p>
        </text:list-item>
        <text:list-item>
          <text:p text:style-name="P2"><text:s text:c="2"/>- 200 g suiker</text:p>
        </text:list-item>
        <text:list-item>
          <text:p text:style-name="P2"><text:s text:c="2"/>- 50 g water</text:p>
        </text:list-item>
      </text:list>
      <text:list xml:id="list50840957951157" text:continue-list="list116538909" text:style-name="WWNum1">
        <text:list-item>
          <text:p text:style-name="P1">Italiaanse meringue</text:p>
        </text:list-item>
      </text:list>
      <text:list text:continue-list="list3770326822" text:style-name="WWNum2">
        <text:list-item>
          <text:p text:style-name="P2"><text:s text:c="2"/>- 120 g eiwit (±4 stuks)</text:p>
        </text:list-item>
        <text:list-item>
          <text:p text:style-name="P2"><text:s text:c="2"/>- 180 g suiker</text:p>
        </text:list-item>
        <text:list-item>
          <text:p text:style-name="P2"><text:s text:c="2"/>- 50 g water</text:p>
        </text:list-item>
      </text:list>
      <text:list text:continue-list="list50840957951157" text:style-name="WWNum1">
        <text:list-item>
          <text:p text:style-name="P1">400 ml slagroom (35% vet), koud</text:p>
        </text:list-item>
      </text:list>
      <text:h text:style-name="Heading_20_2" text:outline-level="2">Benodigdheden</text:h>
      <text:list text:continue-numbering="true" text:style-name="WWNum1">
        <text:list-item>
          <text:p text:style-name="P1">Suikerthermometer</text:p>
        </text:list-item>
        <text:list-item>
          <text:p text:style-name="P1">Mixer of keukenmachine</text:p>
        </text:list-item>
        <text:list-item>
          <text:p text:style-name="P1">Spatel</text:p>
        </text:list-item>
        <text:list-item>
          <text:p text:style-name="P1">IJsvorm of diepvriesbak</text:p>
        </text:list-item>
        <text:list-item>
          <text:p text:style-name="P1">Kommen</text:p>
        </text:list-item>
      </text:list>
      <text:h text:style-name="Heading_20_2" text:outline-level="2">Bereidingswijze</text:h>
      <text:h text:style-name="Heading_20_3" text:outline-level="3">Frambozensap</text:h>
      <text:p text:style-name="Standard">Kook sap in tot ±500 g voor smaakintensiteit, laat afkoelen tot kamertemperatuur.</text:p>
      <text:h text:style-name="Heading_20_3" text:outline-level="3">Pâte à Bombe</text:h>
      <text:p text:style-name="Standard">Klop eidooiers luchtig in een kom.</text:p>
      <text:p text:style-name="Standard">Kook suiker + water tot 118°C.</text:p>
      <text:p text:style-name="Standard">Giet siroop al kloppend in een dun straaltje bij de dooiers.</text:p>
      <text:p text:style-name="Standard">Klop door tot het mengsel afkoelt naar 30–35°C.</text:p>
      <text:h text:style-name="Heading_20_3" text:outline-level="3">Italiaanse Meringue</text:h>
      <text:p text:style-name="Standard">Klop eiwitten schuimig.</text:p>
      <text:p text:style-name="Standard">Kook suiker + water tot 121°C.</text:p>
      <text:p text:style-name="Standard"><text:soft-page-break/>Giet siroop in dun straaltje bij eiwit terwijl je klopt.</text:p>
      <text:p text:style-name="Standard">Klop tot het schuim glanst en afkoelt tot 30–35°C.</text:p>
      <text:h text:style-name="Heading_20_3" text:outline-level="3">Slagroom</text:h>
      <text:p text:style-name="Standard">Klop slagroom lobbig (lichte pieken), bij 4–6°C.</text:p>
      <text:h text:style-name="Heading_20_3" text:outline-level="3">Mengen</text:h>
      <text:p text:style-name="Standard">Meng frambozensap door de pâte à bombe.</text:p>
      <text:p text:style-name="Standard">Vouw (doorvouwen) Italiaanse meringue voorzichtig door het mengsel.</text:p>
      <text:p text:style-name="Standard">Spatel vervolgens de slagroom erdoor, luchtig en snel.</text:p>
      <text:h text:style-name="Heading_20_3" text:outline-level="3">Invriezen</text:h>
      <text:p text:style-name="Standard">Giet in diepvriesvorm.</text:p>
      <text:p text:style-name="Standard">Minimaal 6 uur invriezen, bij voorkeur een nacht.</text:p>
      <text:h text:style-name="Heading_20_2" text:outline-level="2">Handigheidjes &amp; Tips</text:h>
      <text:h text:style-name="Heading_20_3" text:outline-level="3">Temperaturen</text:h>
      <text:p text:style-name="Standard">- Suikersiroop pâte à bombe: 118°C (pasteuriseert dooiers)</text:p>
      <text:p text:style-name="Standard">- Suikersiroop meringue: 121°C (stabiliseert eiwit)</text:p>
      <text:p text:style-name="Standard">- Mengtemperatuur pâte à bombe &amp; meringue: 30–35°C (voorkomt stollen, behoudt lucht)</text:p>
      <text:p text:style-name="Standard">- Slagroom kloppen: 4–6°C (koel voor optimale luchtigheid)</text:p>
      <text:h text:style-name="Heading_20_3" text:outline-level="3">Doorvouwen</text:h>
      <text:p text:style-name="Standard">- Gebruik spatel, schep rustig luchtige delen in met draaiende beweging.</text:p>
      <text:p text:style-name="Standard">- Niet roeren of mixen, dit slaat lucht eruit.</text:p>
      <text:h text:style-name="Heading_20_3" text:outline-level="3">Slagroom</text:h>
      <text:p text:style-name="Standard">- Niet stijfkloppen, maar lobbig (lichte pieken).</text:p>
      <text:h text:style-name="Heading_20_3" text:outline-level="3">Frambozensap</text:h>
      <text:p text:style-name="Standard">- Ingekookt voor smaak, volledig afkoelen voor gebruik.</text:p>
      <text:p text:style-name="Standard">- Kan optioneel licht gezeefd worden voor minder pitten.</text:p>
      <text:h text:style-name="Heading_20_3" text:outline-level="3">Gelatine</text:h>
      <text:p text:style-name="Standard">- Niet nodig bij dit recept, want zorgt voor compactheid, niet luchtigheid.</text:p>
      <text:h text:style-name="Heading_20_3" text:outline-level="3">Sneller invriezen</text:h>
      <text:p text:style-name="Standard">- Kleine porties invriezen voorkomt grote ijskristall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5.2.4.3$Windows_X86_64 LibreOffice_project/33e196637044ead23f5c3226cde09b47731f7e27</meta:generator>
    <meta:document-statistic meta:table-count="0" meta:image-count="0" meta:object-count="0" meta:page-count="2" meta:paragraph-count="59" meta:word-count="315" meta:character-count="1932" meta:non-whitespace-character-count="1684"/>
    <meta:user-defined meta:name="AppVersion">14.0000</meta:user-defined>
    <meta:template xlink:type="simple" xlink:actuate="onRequest" xlink:title="Normal.dotm" xlink:href=""/>
  </office:meta>
</office:document-meta>
</file>